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ED400000459535F7DE5.svm"/>
  <manifest:file-entry manifest:media-type="" manifest:full-path="Pictures/20000007000041BD00000DDA8C7CA134.svm"/>
  <manifest:file-entry manifest:media-type="" manifest:full-path="Pictures/2000000700004C4700000BAF0248ED8F.svm"/>
  <manifest:file-entry manifest:media-type="" manifest:full-path="Pictures/200000070000230A000010705D4F31DC.svm"/>
  <manifest:file-entry manifest:media-type="" manifest:full-path="Pictures/20000007000022A100000F9CD0E7E71C.svm"/>
  <manifest:file-entry manifest:media-type="" manifest:full-path="Pictures/20000007000022F000001144B555142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font-weight="bold" style:font-weight-asian="bold" style:font-weight-complex="bold"/>
    </style:style>
    <style:style style:name="P2" style:family="paragraph" style:parent-style-name="Header">
      <style:paragraph-properties fo:text-align="center" style:justify-single-word="false"/>
      <style:text-properties fo:font-size="9pt" style:font-size-asian="9pt" style:font-size-complex="9pt"/>
    </style:style>
    <style:style style:name="P3" style:family="paragraph" style:parent-style-name="Footer">
      <style:paragraph-properties fo:text-align="end" style:justify-single-word="false"/>
      <style:text-properties fo:font-size="8pt" style:font-size-asian="8pt" style:font-size-complex="8pt"/>
    </style:style>
    <style:style style:name="P4" style:family="paragraph" style:parent-style-name="Standard">
      <style:text-properties style:font-name="Times New Roman" fo:font-size="10pt" style:font-size-asian="10pt" style:font-size-complex="10pt"/>
    </style:style>
    <style:style style:name="P5" style:family="paragraph" style:parent-style-name="Standard">
      <style:text-properties style:font-name="Times New Roman" fo:font-size="10pt" fo:font-weight="bold" style:font-size-asian="10pt" style:font-weight-asian="bold" style:font-size-complex="10pt" style:font-weight-complex="bold"/>
    </style:style>
    <style:style style:name="P6" style:family="paragraph" style:parent-style-name="Standard">
      <style:text-properties style:font-name="Times New Roman" fo:font-size="10pt" fo:font-weight="normal" style:font-size-asian="10pt" style:font-weight-asian="normal" style:font-size-complex="10pt" style:font-weight-complex="normal"/>
    </style:style>
    <style:style style:name="P7" style:family="paragraph" style:parent-style-name="Standard">
      <style:text-properties style:font-name="Times New Roman" fo:font-size="10pt" fo:background-color="transparent" style:font-size-asian="10pt" style:font-size-complex="10pt"/>
    </style:style>
    <style:style style:name="P8" style:family="paragraph" style:parent-style-name="Standard">
      <style:text-properties fo:font-size="10pt" style:font-size-asian="10pt" style:font-size-complex="10pt"/>
    </style:style>
    <style:style style:name="P9" style:family="paragraph" style:parent-style-name="Text_20_body">
      <style:text-properties fo:font-size="10pt" fo:background-color="transparent" style:font-size-asian="10pt" style:font-size-complex="10pt"/>
    </style:style>
    <style:style style:name="P10" style:family="paragraph" style:parent-style-name="Standard" style:list-style-name="L1"/>
    <style:style style:name="P11" style:family="paragraph" style:parent-style-name="Standard">
      <style:text-properties style:font-name="Times New Roman" fo:font-size="10pt" style:font-size-asian="10pt" style:font-size-complex="10pt"/>
    </style:style>
    <style:style style:name="P12" style:family="paragraph" style:parent-style-name="Standard" style:list-style-name="L1">
      <style:text-properties style:font-name="Times New Roman" fo:font-size="10pt" style:font-size-asian="10pt" style:font-size-complex="10pt"/>
    </style:style>
    <style:style style:name="P13" style:family="paragraph" style:parent-style-name="Standard" style:list-style-name="L2">
      <style:text-properties style:font-name="Times New Roman" fo:font-size="10pt" style:font-size-asian="10pt" style:font-size-complex="10pt"/>
    </style:style>
    <style:style style:name="P14" style:family="paragraph" style:parent-style-name="Standard" style:list-style-name="L4">
      <style:text-properties style:font-name="Times New Roman" fo:font-size="10pt" style:font-size-asian="10pt" style:font-size-complex="10pt"/>
    </style:style>
    <style:style style:name="P15" style:family="paragraph" style:parent-style-name="Standard" style:list-style-name="L5">
      <style:text-properties style:font-name="Times New Roman" fo:font-size="10pt" style:font-size-asian="10pt" style:font-size-complex="10pt"/>
    </style:style>
    <style:style style:name="P16" style:family="paragraph" style:parent-style-name="Standard" style:list-style-name="L6">
      <style:text-properties style:font-name="Times New Roman" fo:font-size="10pt" style:font-size-asian="10pt" style:font-size-complex="10pt"/>
    </style:style>
    <style:style style:name="P17" style:family="paragraph" style:parent-style-name="Standard" style:list-style-name="L7">
      <style:text-properties style:font-name="Times New Roman" fo:font-size="10pt" style:font-size-asian="10pt" style:font-size-complex="10pt"/>
    </style:style>
    <style:style style:name="P18" style:family="paragraph" style:parent-style-name="Standard" style:list-style-name="L9">
      <style:text-properties style:font-name="Times New Roman" fo:font-size="10pt" style:font-size-asian="10pt" style:font-size-complex="10pt"/>
    </style:style>
    <style:style style:name="P19" style:family="paragraph" style:parent-style-name="Standard" style:list-style-name="L2">
      <style:text-properties style:font-name="Times New Roman" fo:font-size="10pt" fo:background-color="transparent" style:font-size-asian="10pt" style:font-size-complex="10pt"/>
    </style:style>
    <style:style style:name="P20" style:family="paragraph" style:parent-style-name="Standard" style:list-style-name="L3">
      <style:text-properties style:font-name="Times New Roman" fo:font-size="10pt" fo:background-color="transparent" style:font-size-asian="10pt" style:font-size-complex="10pt"/>
    </style:style>
    <style:style style:name="P21" style:family="paragraph" style:parent-style-name="Standard">
      <style:text-properties style:font-name="Times New Roman" fo:font-size="10pt" fo:font-weight="bold" fo:background-color="transparent" style:font-size-asian="10pt" style:font-weight-asian="bold" style:font-size-complex="10pt" style:font-weight-complex="bold"/>
    </style:style>
    <style:style style:name="P22" style:family="paragraph" style:parent-style-name="Standard">
      <style:text-properties style:font-name="Times New Roman" fo:font-size="10pt" fo:font-weight="bold" style:font-size-asian="10pt" style:font-weight-asian="bold" style:font-size-complex="10pt" style:font-weight-complex="bold"/>
    </style:style>
    <style:style style:name="P23" style:family="paragraph" style:parent-style-name="Standard" style:list-style-name="L11">
      <style:text-properties style:font-name="Times New Roman" fo:font-size="10pt" fo:font-weight="bold" style:font-size-asian="10pt" style:font-weight-asian="bold" style:font-size-complex="10pt" style:font-weight-complex="bold"/>
    </style:style>
    <style:style style:name="P24" style:family="paragraph" style:parent-style-name="Standard" style:list-style-name="L5">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25" style:family="paragraph" style:parent-style-name="Standard" style:list-style-name="L9">
      <style:text-properties style:font-name="Times New Roman" fo:font-size="10pt" fo:font-weight="normal" fo:background-color="transparent" style:font-size-asian="10pt" style:font-weight-asian="normal" style:font-size-complex="10pt" style:font-weight-complex="normal"/>
    </style:style>
    <style:style style:name="P26" style:family="paragraph" style:parent-style-name="Standard">
      <style:text-properties style:font-name="Times New Roman" fo:font-size="10pt" fo:font-weight="normal" style:font-size-asian="10pt" style:font-weight-asian="normal" style:font-size-complex="10pt" style:font-weight-complex="normal"/>
    </style:style>
    <style:style style:name="P27" style:family="paragraph" style:parent-style-name="Standard" style:list-style-name="L10">
      <style:text-properties style:font-name="Times New Roman" fo:font-size="10pt" fo:font-weight="normal"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29" style:family="paragraph" style:parent-style-name="Standard" style:list-style-name="L11">
      <style:text-properties style:font-name="Times New Roman" fo:font-size="10pt" fo:font-weight="normal" style:font-size-asian="10pt" style:font-weight-asian="normal" style:font-size-complex="10pt" style:font-weight-complex="normal"/>
    </style:style>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8">
      <style:text-properties fo:font-size="10pt" fo:background-color="transparent" style:font-size-asian="10pt" style:font-size-complex="10pt"/>
    </style:style>
    <style:style style:name="P33" style:family="paragraph" style:parent-style-name="Standard">
      <style:text-properties fo:font-size="10pt" style:font-size-asian="10pt" style:font-size-complex="10pt"/>
    </style:style>
    <style:style style:name="P34" style:family="paragraph" style:parent-style-name="Standard" style:list-style-name="L5">
      <style:text-properties fo:font-size="10pt" style:font-size-asian="10pt" style:font-size-complex="10pt"/>
    </style:style>
    <style:style style:name="P35" style:family="paragraph" style:parent-style-name="Standard" style:list-style-name="L8">
      <style:text-properties fo:font-size="10pt" style:font-size-asian="10pt" style:font-size-complex="10pt"/>
    </style:style>
    <style:style style:name="P36" style:family="paragraph" style:parent-style-name="Standard" style:list-style-name="L8"/>
    <style:style style:name="P37" style:family="paragraph" style:parent-style-name="Standard" style:list-style-name="L11"/>
    <style:style style:name="P38" style:family="paragraph" style:parent-style-name="Standard" style:list-style-name="L12"/>
    <style:style style:name="P39" style:family="paragraph" style:parent-style-name="Standard">
      <style:paragraph-properties fo:break-before="page"/>
      <style:text-properties style:font-name="Times New Roman" fo:font-size="10pt" fo:font-weight="bold" style:font-size-asian="10pt" style:font-weight-asian="bold" style:font-size-complex="10pt" style:font-weight-complex="bold"/>
    </style:style>
    <style:style style:name="P40" style:family="paragraph" style:parent-style-name="Standard">
      <style:paragraph-properties fo:text-align="center" style:justify-single-word="false" fo:break-before="page"/>
      <style:text-properties style:font-name="Times New Roman" fo:font-size="10pt" fo:font-weight="bold" style:font-size-asian="10pt" style:font-weight-asian="bold" style:font-size-complex="10pt" style:font-weight-complex="bold"/>
    </style:style>
    <style:style style:name="T1" style:family="text">
      <style:text-properties fo:background-color="#ffff00"/>
    </style:style>
    <style:style style:name="T2" style:family="text">
      <style:text-properties style:font-name="Times New Roman"/>
    </style:style>
    <style:style style:name="T3" style:family="text">
      <style:text-properties style:font-name="Times New Roman" fo:font-size="10pt" style:font-size-asian="10pt" style:font-size-complex="10pt"/>
    </style:style>
    <style:style style:name="T4" style:family="text">
      <style:text-properties style:font-name="Times New Roman" fo:font-size="10pt" fo:background-color="transparent" style:font-size-asian="10pt" style:font-size-complex="10pt"/>
    </style:style>
    <style:style style:name="T5" style:family="text">
      <style:text-properties style:font-name="Times New Roman" fo:font-size="10pt" fo:font-weight="bold" style:font-size-asian="10pt" style:font-weight-asian="bold" style:font-size-complex="10pt" style:font-weight-complex="bold"/>
    </style:style>
    <style:style style:name="T6" style:family="text">
      <style:text-properties style:font-name="Times New Roman" fo:font-size="10pt" fo:font-weight="normal" fo:background-color="transparent" style:font-size-asian="10pt" style:font-weight-asian="normal" style:font-size-complex="10pt" style:font-weight-complex="normal"/>
    </style:style>
    <style:style style:name="T7" style:family="text">
      <style:text-properties style:font-name="Times New Roman" fo:font-size="10pt" fo:font-weight="normal" style:font-size-asian="10pt" style:font-weight-asian="normal" style:font-size-complex="10pt" style:font-weight-complex="normal"/>
    </style:style>
    <style:style style:name="T8" style:family="text">
      <style:text-properties style:font-name="Times New Roman" fo:font-weight="bold" style:font-weight-asian="bold" style:font-weight-complex="bold"/>
    </style:style>
    <style:style style:name="T9" style:family="text">
      <style:text-properties style:font-name="Times New Roman" fo:font-style="normal" fo:font-weight="normal" style:font-style-asian="normal" style:font-weight-asian="normal" style:font-style-complex="normal" style:font-weight-complex="normal"/>
    </style:style>
    <style:style style:name="T10" style:family="text">
      <style:text-properties style:font-name="Times New Roman" fo:font-style="normal" fo:font-weight="bold" style:font-style-asian="normal" style:font-weight-asian="bold" style:font-style-complex="normal" style:font-weight-complex="bold"/>
    </style:style>
    <style:style style:name="T11" style:family="text">
      <style:text-properties style:font-name="Times New Roman"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fo:background-color="transparent" style:font-weight-asian="normal" style:font-weight-complex="normal"/>
    </style:style>
    <style:style style:name="T15" style:family="text">
      <style:text-properties fo:font-style="italic"/>
    </style:style>
    <style:style style:name="T16" style:family="text">
      <style:text-properties fo:font-style="normal" style:font-style-asian="normal" style:font-style-complex="normal"/>
    </style:style>
    <style:style style:name="T17" style:family="text">
      <style:text-properties fo:color="#ff0000" style:font-name="Times New Roman" fo:font-style="normal" fo:font-weight="normal" fo:background-color="#ffff00" style:font-style-asian="normal" style:font-weight-asian="normal" style:font-style-complex="normal" style:font-weight-complex="normal"/>
    </style:style>
    <style:style style:name="T18" style:family="text">
      <style:text-properties fo:color="#ff0000" style:font-name="Times New Roman" fo:font-style="italic" fo:font-weight="bold" fo:background-color="#ffff00" style:font-style-asian="italic" style:font-weight-asian="bold" style:font-style-complex="italic" style:font-weight-complex="bold"/>
    </style:style>
    <style:style style:name="T19" style:family="text">
      <style:text-properties fo:font-size="10pt"/>
    </style:style>
    <style:style style:name="T20" style:family="text">
      <style:text-properties fo:font-size="10pt" fo:background-color="transparent" style:font-size-asian="10pt" style:font-size-complex="10pt"/>
    </style:style>
    <style:style style:name="T21" style:family="text">
      <style:text-properties fo:background-color="transparent"/>
    </style:style>
    <style:style style:name="T22" style:family="text">
      <style:text-properties style:font-size-asian="10pt"/>
    </style:style>
    <style:style style:name="T23" style:family="text">
      <style:text-properties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6409in" fo:text-indent="-0.25in" fo:margin-left="0.6409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909in" fo:text-indent="-0.25in" fo:margin-left="0.8909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409in" fo:text-indent="-0.25in" fo:margin-left="1.1409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909in" fo:text-indent="-0.25in" fo:margin-left="1.3909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409in" fo:text-indent="-0.25in" fo:margin-left="1.6409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909in" fo:text-indent="-0.25in" fo:margin-left="1.8909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409in" fo:text-indent="-0.25in" fo:margin-left="2.1409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909in" fo:text-indent="-0.25in" fo:margin-left="2.3909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409in" fo:text-indent="-0.25in" fo:margin-left="2.6409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909in" fo:text-indent="-0.25in" fo:margin-left="2.8909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graphics6" text:anchor-type="page" text:anchor-page-number="1" svg:x="2.1126in" svg:y="6.8799in" svg:width="0.8689in" svg:height="0.1618in" draw:z-index="0">
        <draw:image xlink:href="Pictures/2000000700000ED400000459535F7DE5.svm" xlink:type="simple" xlink:show="embed" xlink:actuate="onLoad"/>
      </draw:frame>
      <text:p text:style-name="P5">General Information:<text:line-break/><text:span text:style-name="T14">The </text:span><text:span text:style-name="Strong_20_Emphasis"><text:span text:style-name="Emphasis"><text:span text:style-name="T14">Forum Post Assistant</text:span></text:span></text:span><text:span text:style-name="T14"> has been designed to assist newcomers to the forum to be able to post relevant system, instance, php and troubleshooting information directly in to a pre-formatted forum post. This should save a few hours of posting back and forth, asking for, and explaining how to acquire useful information in order for other forum users to help troubleshoot a problem.</text:span></text:p>
      <text:p text:style-name="P9">This process also means that consistent information is gathered and presented in every case, enabling helpers to quickly target information relevant to the specific problem observed by the user.</text:p>
      <text:p text:style-name="P9">The idea is to make the information collection, and subsequent posting, as simple as possible for the end user, a simple script, automatically collects the information when run in a web-browser and presents the user with the option to include or exclude any site sensitive information before "generating" the post [BB]code that can then be copied and simply pasted in to a new or existing forum post with no other interaction by the user required after posting.</text:p>
      <text:p text:style-name="P5"><text:span text:style-name="Strong_20_Emphasis"><text:span text:style-name="Emphasis"><text:span text:style-name="T21">USE AT YOUR OWN RISK</text:span></text:span></text:span><text:span text:style-name="T21"> Accuracy and completeness of this script and documentation is </text:span><text:span text:style-name="Strong_20_Emphasis"><text:span text:style-name="Emphasis"><text:span text:style-name="T21">not</text:span></text:span></text:span><text:span text:style-name="T21"> assured and </text:span><text:span text:style-name="Strong_20_Emphasis"><text:span text:style-name="Emphasis"><text:span text:style-name="T21">no responsibility</text:span></text:span></text:span><text:span text:style-name="T21"> will be accepted for any damage, issues or confusion caused by using versions contained within these branches. </text:span></text:p>
      <text:p text:style-name="P5"/>
      <text:p text:style-name="P5">Compatibility:</text:p>
      <text:p text:style-name="P8"><text:span text:style-name="T11"><text:tab/></text:span>PHP 4.1,<text:span text:style-name="T11">PHP4, 5, 6DEV<text:tab/><text:tab/></text:span>MySQL <text:span text:style-name="T11">3.2 - 5.5</text:span> <text:tab/><text:tab/><text:span text:style-name="T11">MySQLi from 4.1 ( @ &gt;=PHP 4.4.9)</text:span><text:line-break/> <text:tab/></text:p>
      <text:p text:style-name="P4"><text:span text:style-name="T12">Joomla! Version Support:<text:line-break/><text:tab/></text:span>- v 1.0.x<text:tab/><text:tab/>- v 1.5.x<text:tab/><text:tab/>- v 1.6.x<text:tab/><text:tab/>- v 1.7.x<text:line-break/><text:tab/></text:p>
      <text:p text:style-name="P5">Language Support:</text:p>
      <text:list xml:id="list37696209" text:style-name="L1">
        <text:list-item>
          <text:list>
            <text:list-item>
              <text:p text:style-name="P12">English (USA/UK/AU)</text:p>
            </text:list-item>
            <text:list-item>
              <text:p text:style-name="P10"><text:span text:style-name="T3">Community language translations may be available</text:span><text:span text:style-name="T4">. </text:span><text:span text:style-name="T20"><text:s/></text:span><text:span text:style-name="T4">As translations become available, each localized version will be released into it's own "branch" (EG: fr_FR, de_DE) and will be available for download from the "Downloads" button (</text:span><text:span text:style-name="Emphasis"><text:span text:style-name="T4">in .tar.gz or .zip format</text:span></text:span><text:span text:style-name="T4">) within the localized branch. <text:s/>All files that are needed have been added to the download package.</text:span></text:p>
            </text:list-item>
          </text:list>
        </text:list-item>
      </text:list>
      <text:p text:style-name="P7"/>
      <text:p text:style-name="P4"><text:span text:style-name="T12">Download:</text:span></text:p>
      <text:list xml:id="list32375304" text:style-name="L12">
        <text:list-item>
          <text:p text:style-name="P38"><text:span text:style-name="T5">Use these links to download the English version:<text:line-break/> </text:span><text:a xlink:type="simple" xlink:href="https://github.com/ForumPostAssistant/FPA/tarball/en-GB"><text:span text:style-name="T3">Download .tar.gz version</text:span></text:a><text:span text:style-name="T3"> or </text:span><text:a xlink:type="simple" xlink:href="https://github.com/ForumPostAssistant/FPA/zipball/en-GB"><text:span text:style-name="T3">Download the .zip version</text:span></text:a><text:span text:style-name="T3"> </text:span></text:p>
          <text:p text:style-name="P38"><text:span text:style-name="T3"/></text:p>
        </text:list-item>
        <text:list-item>
          <text:p text:style-name="P38"><text:span text:style-name="T5">Downloading language specific versions:</text:span></text:p>
          <text:list>
            <text:list-item>
              <text:p text:style-name="P38"><text:span text:style-name="T3">If there is a localized language specific version of FPA available, then select the desired language from the </text:span><text:a xlink:type="simple" xlink:href="https://github.com/ForumPostAssistant/FPA/branches"><text:span text:style-name="T3">Branch List</text:span></text:a><text:span text:style-name="T3"> by clicking on the desired language. This will open the selected language specific version branch. </text:span></text:p>
            </text:list-item>
            <text:list-item>
              <text:p text:style-name="P38"><text:span text:style-name="T3">Select the button on the right to open the download option popup.</text:span></text:p>
            </text:list-item>
            <text:list-item>
              <text:p text:style-name="P38"><text:span text:style-name="T3">Select the desired download option </text:span><text:span text:style-name="T4">(</text:span><text:span text:style-name="Emphasis"><text:span text:style-name="T4"> .tar.gz or .zip format</text:span></text:span><text:span text:style-name="T4">) to download and in a few moments the download will begin.</text:span></text:p>
            </text:list-item>
          </text:list>
        </text:list-item>
      </text:list>
      <text:p text:style-name="P4"/>
      <text:p text:style-name="P5"><text:bookmark text:name="Installation"/>Installation:</text:p>
      <text:list xml:id="list37707233" text:style-name="L2">
        <text:list-item>
          <text:p text:style-name="P13">Download the desired archive as described above.</text:p>
        </text:list-item>
        <text:list-item>
          <text:p text:style-name="P19">Uncompress the downloaded package file on your own computer (using WinZip or a native decompression tool).</text:p>
        </text:list-item>
        <text:list-item>
          <text:p text:style-name="P19">READ the included README text file for any special Release notes.</text:p>
        </text:list-item>
        <text:list-item>
          <text:p text:style-name="P19">READ the included Documentation file (this file) for detailed usage instructions.</text:p>
        </text:list-item>
        <text:list-item>
          <text:p text:style-name="P19">Upload the <text:span text:style-name="T13">fpa-xx.php</text:span> script (replace xx with the language version you downloaded) to your Joomla! Site Root "/" directory. This is the place you installed Joomla and may not be the main root for your server. See examples below.</text:p>
        </text:list-item>
        <text:list-item>
          <text:p text:style-name="P19">If you are using a localized version of the FPA script, then also upload the language files.</text:p>
        </text:list-item>
        <text:list-item>
          <text:p text:style-name="P30"><text:span text:style-name="T4">Run the script through your browser by entering: http://www.mysite.com/fpa-xx.php replacing xx with the language version you downloaded\ and substitute your domain for www.mysite.com.</text:span></text:p>
        </text:list-item>
      </text:list>
      <text:p text:style-name="P21"><text:line-break/></text:p>
      <text:p text:style-name="P21"/>
      <text:p text:style-name="P21"/>
      <text:p text:style-name="P21"/>
      <text:p text:style-name="P21"/>
      <text:p text:style-name="P21"><text:bookmark text:name="Examples"/><text:soft-page-break/>Installation Examples:</text:p>
      <text:list xml:id="list37719569" text:style-name="L3">
        <text:list-item>
          <text:p text:style-name="P20">Joomla! is installed in your web-root folder and you installed the English version of the FPA script: </text:p>
          <text:list>
            <text:list-item>
              <text:p text:style-name="P20">Upload the fpa-en.php script to: &lt;your-domain-name.com&gt;/public_html/</text:p>
            </text:list-item>
            <text:list-item>
              <text:p text:style-name="P20">To run the script: <text:s/>http://www.&lt;your-domain-name&gt;.com/fpa-en.php </text:p>
            </text:list-item>
          </text:list>
          <text:p text:style-name="P20"/>
        </text:list-item>
        <text:list-item>
          <text:p text:style-name="P20">Joomla! is installed in a sub-directory named "cms" and you installed the English version of the FPA script:</text:p>
          <text:list>
            <text:list-item>
              <text:p text:style-name="P31"><text:span text:style-name="T4">Upload the fpa-en.php script to: <text:s/>&lt;your-domain-name.com&gt;/public_html/cms/ </text:span></text:p>
            </text:list-item>
            <text:list-item>
              <text:p text:style-name="P20">To run the script: <text:s/><text:a xlink:type="simple" xlink:href="http://www/">http://www</text:a>.&lt;your-domain-name&gt;.com/cms/fpa-en.php<text:line-break/></text:p>
            </text:list-item>
          </text:list>
        </text:list-item>
        <text:list-item>
          <text:p text:style-name="P20">Joomla! is installed in your web-root folder and you installed a localized language version of the FPA script: </text:p>
          <text:list>
            <text:list-item>
              <text:p text:style-name="P20">Upload the fpa-xx.php (replacing xx with the language version you downloaded) script to: <text:line-break/>&lt;your-domain-name.com&gt;/public_html/</text:p>
            </text:list-item>
            <text:list-item>
              <text:p text:style-name="P20">Upload the included language file to: &lt;your-domain-name.com&gt;/public_html/</text:p>
            </text:list-item>
            <text:list-item>
              <text:p text:style-name="P31"><text:span text:style-name="T4">To run the script: <text:s/>http://www.&lt;your-domain-name&gt;.com/fpa-xx.php <text:s/>(replacing xx with the language version you downloaded).<text:line-break/></text:span></text:p>
            </text:list-item>
          </text:list>
        </text:list-item>
        <text:list-item>
          <text:p text:style-name="P20">Joomla! is installed in a sub-directory named "cms" and you installed a localized version of the FPA script:</text:p>
          <text:list>
            <text:list-item>
              <text:p text:style-name="P31"><text:span text:style-name="T4">Upload the fpa-xx.php (replacing xx with the language version you downloaded) script to: <text:s/><text:line-break/>&lt;your-domain-name.com&gt;/public_html/cms/ </text:span></text:p>
            </text:list-item>
            <text:list-item>
              <text:p text:style-name="P31"><text:span text:style-name="T4">To run the script: <text:s/></text:span><text:a xlink:type="simple" xlink:href="http://www/"><text:span text:style-name="T4">http://www</text:span></text:a><text:span text:style-name="T4">.&lt;your-domain-name&gt;.com/cms/fpa-xx.php (replacing xx with the language version you downloaded).</text:span></text:p>
            </text:list-item>
          </text:list>
        </text:list-item>
      </text:list>
      <text:p text:style-name="P7"/>
      <text:p text:style-name="P5">Updating:</text:p>
      <text:p text:style-name="P6">The Forum Post Assistant (FPA) script may be updated using the following procedure.</text:p>
      <text:list xml:id="list32210375" text:style-name="L11">
        <text:list-item>
          <text:p text:style-name="P29">Run the FPA and Select the link titled “Get the latest release of the Forum Post Assistant”. This link is available near the top of the FPA display and is also available at the bottom of the FPA display. The link will open the correct download page in your browser for your current installed language version of the FPA. </text:p>
        </text:list-item>
        <text:list-item>
          <text:p text:style-name="P37"><text:span text:style-name="T7">Once the page has opened within your browser, select the desired download type (.tar.gz or .zip) button to begin the download.</text:span></text:p>
        </text:list-item>
        <text:list-item>
          <text:p text:style-name="P37"><text:span text:style-name="T7">Once the download is complete, unpackage the archive and using your ftp program, upload the fpa-xx.php file, (</text:span><text:span text:style-name="T6">replace xx with the language version of FPA you are using</text:span><text:span text:style-name="T7">) overwriting the existing fpa-xx.php file.</text:span></text:p>
        </text:list-item>
        <text:list-item>
          <text:p text:style-name="P37"><text:span text:style-name="T7">The update is now complete. Please read the included readme file and the documentation for any new information or changes that may have been included or made. </text:span></text:p>
        </text:list-item>
        <text:list-item>
          <text:p text:style-name="P23"><text:span text:style-name="T13">Run the updated fpa-xx.php file from your browser as described in the </text:span><text:a xlink:type="simple" xlink:href="#Installation"><text:span text:style-name="T13">Installation</text:span></text:a><text:span text:style-name="T13"> and </text:span><text:a xlink:type="simple" xlink:href="#Examples"><text:span text:style-name="T13">Examples</text:span></text:a><text:span text:style-name="T13"> sections above.</text:span></text:p>
        </text:list-item>
      </text:list>
      <text:p text:style-name="P5"/>
      <text:p text:style-name="P5">Security:</text:p>
      <text:p text:style-name="P6">The FPA script collects information about your website and the server environment. The script is run by entering the url to the script in a browser. <text:s/>Anyone, including hackers who enter the correct url can run the script gaining access to the information that the FPA collects. As a diagnostic tool, some of the information gathered by the FPA may aid in hacking your website. When not in use, it is recommended that the Forum Post Assistant be uninstalled from the website domain.</text:p>
      <text:p text:style-name="P5"/>
      <text:p text:style-name="P5"/>
      <text:p text:style-name="P39">Usage:</text:p>
      <text:p text:style-name="P4">When called from your browser, the Forum Post Assistant will run and display information it has gathered about your site and the server environment your site is installed on. You may use the information displayed by the FPA to assist in troubleshooting your site. In order to be easy to use the following general layout of the FPA is followed.</text:p>
      <text:p text:style-name="P4"/>
      <text:list xml:id="list37702806" text:style-name="L4">
        <text:list-item>
          <text:p text:style-name="P14"><text:span text:style-name="T12">Forum Post Assistant Box</text:span> → Quick general information about your Server Installation.</text:p>
        </text:list-item>
        <text:list-item>
          <text:p text:style-name="P14"><text:span text:style-name="T12">Show the Forum Post Assistant</text:span> → Link to open or close the Security Forum Posting Assistant. See the Section on <text:a xlink:type="simple" xlink:href="#Using FPA">Using the FPA to make a post to your Security forum topic</text:a>.</text:p>
        </text:list-item>
        <text:list-item>
          <text:p text:style-name="P14"><text:span text:style-name="T12">Application Instance :: Discovery</text:span> → Information on the CMS that was found.</text:p>
        </text:list-item>
        <text:list-item>
          <text:p text:style-name="P14"><text:span text:style-name="T12">Application Instance :: Configuration</text:span> → Information on the CMS configuration that was found.</text:p>
        </text:list-item>
        <text:list-item>
          <text:p text:style-name="P14"><text:span text:style-name="T12">DataBase Instance :: Discovery</text:span> → Information on the database the CMS uses</text:p>
        </text:list-item>
        <text:list-item>
          <text:p text:style-name="P14"><text:span text:style-name="T12">DataBase Instance :: Performance</text:span> <text:s/>→ Statistics on the database that the CMS uses.</text:p>
        </text:list-item>
        <text:list-item>
          <text:p text:style-name="P14"><text:span text:style-name="T12">PHP Environment :: Discovery</text:span> <text:s/>→ Information on PHP that is used on the Server</text:p>
        </text:list-item>
        <text:list-item>
          <text:p text:style-name="P14"><text:span text:style-name="T12">Systems Environment :: Discovery</text:span> → The server setup that is being used.</text:p>
        </text:list-item>
        <text:list-item>
          <text:p text:style-name="P14"><text:span text:style-name="T12">PHP Extensions :: Discovery</text:span> <text:s/>→ Extensions that are installed within the PHP version on the server. These are not the extensions installed in Joomla.</text:p>
        </text:list-item>
        <text:list-item>
          <text:p text:style-name="P14"><text:span text:style-name="T12">Core Folders Permissions Checks</text:span> <text:s/>→ Display of the permission levels, ownership and group for important directories.</text:p>
        </text:list-item>
        <text:list-item>
          <text:p text:style-name="P14"><text:span text:style-name="T12">Templates :: Site /Administration</text:span> → Templates that are installed for the CMS.</text:p>
        </text:list-item>
      </text:list>
      <text:p text:style-name="P5"/>
      <text:p text:style-name="P5">Key to Legends and Default FPA Settings:</text:p>
      <text:p text:style-name="P5"><draw:frame draw:style-name="fr1" draw:name="graphics1" text:anchor-type="paragraph" svg:x="1.2909in" svg:y="0.0362in" svg:width="4.3437in" svg:height="1.3547in" draw:z-index="1"><draw:image xlink:href="Pictures/20000007000041BD00000DDA8C7CA134.svm" xlink:type="simple" xlink:show="embed" xlink:actuate="onLoad"/></draw:frame></text:p>
      <text:p text:style-name="P5"/>
      <text:p text:style-name="Standard"><text:bookmark text:name="Using FPA"/><text:span text:style-name="T5">Using the FPA to make a post to a Security forum topic:</text:span></text:p>
      <text:p text:style-name="P5"/>
      <text:p text:style-name="P8"><text:span text:style-name="T2">Click on the “</text:span><text:span text:style-name="T8">Show the Forum Post Assistant</text:span><text:span text:style-name="T2">” link to open the Post Tool for generating the code you will paste into your forum post. </text:span></text:p>
      <text:p text:style-name="P8"><text:span text:style-name="T2"><text:tab/> <text:s text:c="5"/></text:span></text:p>
      <text:p text:style-name="P8"><text:span text:style-name="T8">Entering Optional Information - Refer to Fig. 1</text:span></text:p>
      <text:list xml:id="list37698114" text:style-name="L5">
        <text:list-item>
          <text:p text:style-name="P15">Enter a brief description of your problem (optional)</text:p>
        </text:list-item>
        <text:list-item>
          <text:p text:style-name="P15">Enter any error messages you see (optional)</text:p>
        </text:list-item>
        <text:list-item>
          <text:p text:style-name="P15">Enter a brief description of any actions you have taken to resolve the issue (optional)</text:p>
        </text:list-item>
        <text:list-item>
          <text:p text:style-name="P15">You may leave this information blank if desired, but providing what you can will usually help figure out the issue.</text:p>
        </text:list-item>
      </text:list>
      <text:p text:style-name="P4"><draw:frame draw:style-name="fr2" draw:name="Fig. 1" text:anchor-type="paragraph" svg:x="0.7953in" svg:y="0.0535in" svg:width="3.2398in" svg:height="1.4398in" draw:z-index="2"><draw:image xlink:href="Pictures/20000007000022F000001144B5551423.svm" xlink:type="simple" xlink:show="embed" xlink:actuate="onLoad"/><svg:title>Fig. 1</svg:title></draw:frame> <text:s text:c="5"/><text:tab/><text:tab/>Fig. 1<text:tab/><text:tab/><text:tab/><text:tab/><text:tab/><text:tab/> <text:s/><text:line-break/></text:p>
      <text:p text:style-name="P5"/>
      <text:p text:style-name="P5"><text:soft-page-break/></text:p>
      <text:p text:style-name="P5">Selecting Run Time Options - Refer to Fig. 2</text:p>
      <text:list xml:id="list39697343" text:continue-numbering="true" text:style-name="L5">
        <text:list-item>
          <text:p text:style-name="P15">Select the detail level of the Run Time Options for the report <text:span text:style-name="T16">(optional)</text:span><text:span text:style-name="T15">.</text:span></text:p>
        </text:list-item>
        <text:list-item>
          <text:p text:style-name="P24">Select the Information Privacy Level of the report (optional).</text:p>
        </text:list-item>
      </text:list>
      <text:p text:style-name="P8"/>
      <text:p text:style-name="P4"><draw:frame draw:style-name="fr1" draw:name="graphics2" text:anchor-type="paragraph" svg:x="0.7555in" svg:y="0.0134in" svg:width="3.2346in" svg:height="1.4492in" draw:z-index="3"><draw:image xlink:href="Pictures/20000007000022A100000F9CD0E7E71C.svm" xlink:type="simple" xlink:show="embed" xlink:actuate="onLoad"/></draw:frame><text:tab/><text:tab/>Fig. 2 <text:s text:c="5"/></text:p>
      <text:p text:style-name="P8"><text:span text:style-name="T9"><text:line-break/> <text:s text:c="5"/></text:span></text:p>
      <text:p text:style-name="P8"><text:span text:style-name="T10">Generating the Post - Refer to Fig. 3</text:span></text:p>
      <text:list xml:id="list39694694" text:continue-numbering="true" text:style-name="L5">
        <text:list-item>
          <text:p text:style-name="P24">Click the “Click Here To Generate Post” button to build the post content using the information and options you selected above.</text:p>
        </text:list-item>
        <text:list-item>
          <text:p text:style-name="P24">Click the “Reset” button to reset to defaults the information and options selections displayed in Figures 1 and 2.</text:p>
        </text:list-item>
        <text:list-item>
          <text:p text:style-name="P24">If you get an “Out of Memory” or “Execution Time Error” when generating the post information, then select the Seeing PHP "Out of Memory" or "Execution Time" Errors? check box to temporarily increase PHP memory and execution times and try generating the post again.</text:p>
        </text:list-item>
      </text:list>
      <text:p text:style-name="P8"><draw:frame draw:style-name="fr1" draw:name="graphics3" text:anchor-type="paragraph" svg:x="0.7661in" svg:y="0.0071in" svg:width="2.9602in" svg:height="1.2783in" draw:z-index="5"><draw:image xlink:href="Pictures/200000070000230A000010705D4F31DC.svm" xlink:type="simple" xlink:show="embed" xlink:actuate="onLoad"/></draw:frame> <text:s text:c="6"/><text:tab/> <text:s text:c="5"/><text:tab/>Fig. 3</text:p>
      <text:p text:style-name="P8"/>
      <text:list xml:id="list39705437" text:continue-numbering="true" text:style-name="L5">
        <text:list-item>
          <text:p text:style-name="P34"><text:span text:style-name="T9">If you continue to get an “Out of Memory” or “Execution Time Error” after selecting the check box when generating the post information, then please make a report in </text:span><text:span text:style-name="T17">[</text:span><text:span text:style-name="T18">add forum discussion post address here</text:span><text:span text:style-name="T17">]</text:span><text:span text:style-name="T9"> by making a post in the discussion thread. If possible copy and paste the </text:span><text:span text:style-name="T10">PHP Environment :: Discovery</text:span><text:span text:style-name="T9"> <text:s/>information into your report to help in diagnosing the issue.</text:span></text:p>
        </text:list-item>
      </text:list>
      <text:p text:style-name="P4"/>
      <text:p text:style-name="P4"><text:span text:style-name="T12">Copying the Generated Information - Refer to Fig. 4</text:span></text:p>
      <text:list xml:id="list37712460" text:style-name="L6">
        <text:list-item>
          <text:p text:style-name="P16">Place your computer cursor into the Post Detail box. It does not matter where within the code the cursor is.</text:p>
        </text:list-item>
        <text:list-item>
          <text:p text:style-name="P16">Select All of the content by using the key combination CTRL – A to select all of the code within the box.</text:p>
        </text:list-item>
        <text:list-item>
          <text:p text:style-name="P16">Copy the contents selected to your computers clipboard by using the key combination CTRL – C </text:p>
        </text:list-item>
      </text:list>
      <text:p text:style-name="P4"><draw:frame draw:style-name="fr1" draw:name="graphics4" text:anchor-type="paragraph" svg:x="0.0299in" svg:y="0.1063in" svg:width="6.6972in" svg:height="1.0602in" draw:z-index="4"><draw:image xlink:href="Pictures/2000000700004C4700000BAF0248ED8F.svm" xlink:type="simple" xlink:show="embed" xlink:actuate="onLoad"/></draw:frame> <text:s text:c="2"/>Fig. 4</text:p>
      <text:p text:style-name="P4"/>
      <text:p text:style-name="P5"/>
      <text:p text:style-name="P5"/>
      <text:p text:style-name="P5"/>
      <text:p text:style-name="P5"><text:soft-page-break/></text:p>
      <text:p text:style-name="P5">Inserting the information into a New Forum Posting:</text:p>
      <text:p text:style-name="P4"/>
      <text:list xml:id="list37720325" text:style-name="L7">
        <text:list-item>
          <text:p text:style-name="P17">If you have not made a posting in the appropriate Joomla security forum for your version of Joomla about your security issue, then select the appropriate forum for your post from this list:</text:p>
        </text:list-item>
      </text:list>
      <text:list xml:id="list37700246" text:style-name="L8">
        <text:list-item>
          <text:list>
            <text:list-item>
              <text:p text:style-name="P36"><text:a xlink:type="simple" xlink:href="http://forum.joomla.org/viewforum.php?f=267"><text:span text:style-name="T3">Security Forum – 1.0.xx</text:span></text:a><text:span text:style-name="T3"> This is a user to user forum and no longer supported by the Joomla project.</text:span></text:p>
            </text:list-item>
            <text:list-item>
              <text:p text:style-name="P36"><text:a xlink:type="simple" xlink:href="http://forum.joomla.org/viewforum.php?f=432"><text:span text:style-name="T3">Security in Joomla! 1.5</text:span></text:a></text:p>
            </text:list-item>
            <text:list-item>
              <text:p text:style-name="P36"><text:a xlink:type="simple" xlink:href="http://forum.joomla.org/viewforum.php?f=621"><text:span text:style-name="T3">Security in Joomla! 1.7 / Joomla! 1.6</text:span></text:a></text:p>
            </text:list-item>
            <text:list-item>
              <text:p text:style-name="P32"><text:span text:style-name="T2">As newer versions of Joomla become available, new security forums will be made available.</text:span><text:span text:style-name="T2"> </text:span></text:p>
            </text:list-item>
            <text:list-item>
              <text:p text:style-name="P35"><text:span text:style-name="T2">Localized language forums are also available to post in. See the </text:span><text:a xlink:type="simple" xlink:href="http://forum.joomla.org/"><text:span text:style-name="T2">Joomla Forums index page</text:span></text:a><text:span text:style-name="T2"> for the complete list. </text:span></text:p>
            </text:list-item>
          </text:list>
        </text:list-item>
      </text:list>
      <text:list xml:id="list37723692" text:style-name="L9">
        <text:list-item>
          <text:p text:style-name="P18">Once you are at the appropriate forum, click on the “New Topic” button.</text:p>
        </text:list-item>
        <text:list-item>
          <text:p text:style-name="P18">Enter a descriptive subject for your topic. Avoid the phrase I was hacked!</text:p>
        </text:list-item>
        <text:list-item>
          <text:p text:style-name="P18">In the message body, enter any additional information you think may be helpful in assisting with the issue your having. Do Not post any direct links to infected sites, assumed nationality, hacker links or hacker names you found displaying on your site.</text:p>
        </text:list-item>
        <text:list-item>
          <text:p text:style-name="P18">Paste the information from the FPA into the message body area using the CTRL – V keyboard command. The correct forum format codes are already included in the post generation so there is no additional formatting needed of the generated code.</text:p>
        </text:list-item>
        <text:list-item>
          <text:p text:style-name="P25">If you need to add pictures for clarity, use the attachment upload section of the forum post editor to add them now.</text:p>
        </text:list-item>
        <text:list-item>
          <text:p text:style-name="P18">If you wish to preview the message before posting it, then click the “Preview” button below the message body area.</text:p>
        </text:list-item>
        <text:list-item>
          <text:p text:style-name="P18">When satisfied with your message, click the “Submit” button that is below the message body area.</text:p>
        </text:list-item>
      </text:list>
      <text:p text:style-name="P4"/>
      <text:p text:style-name="P5">Inserting the information into an Existing Forum Thread:</text:p>
      <text:p text:style-name="P6"/>
      <text:list xml:id="list37727809" text:style-name="L10">
        <text:list-item>
          <text:p text:style-name="P27">At the bottom of an existing forum thread there is a “Quick Reply” message body area. You may use that to post the FPA information into your existing forum thread.</text:p>
        </text:list-item>
        <text:list-item>
          <text:p text:style-name="P27">In the message body area, enter any additional information you think may be helpful in assisting with the issue your having. Do Not post any direct links to infected sites, assumed nationality, hacker links or hacker names you found displaying on your site.</text:p>
        </text:list-item>
        <text:list-item>
          <text:p text:style-name="P27">Paste the information from the FPA into the message body area using the CTRL – V keyboard command. The correct forum format codes are already included in the post generation so there is no additional formatting needed of the generated code.</text:p>
        </text:list-item>
        <text:list-item>
          <text:p text:style-name="P27">When satisfied with your message, click the “Submit” button that is below the message body area.</text:p>
        </text:list-item>
        <text:list-item>
          <text:p text:style-name="P27">If you wish to preview the message before posting it or prefer working in the full forum message editor, then click the “Full Editor” button below the message body area. <text:span text:style-name="T21">Use the “Full Editor” if you need to add pictures for clarity!</text:span></text:p>
        </text:list-item>
      </text:list>
      <text:p text:style-name="P40"><text:span text:style-name="T21">Advanced FPA Configurations</text:span></text:p>
      <text:p text:style-name="P28"><text:span text:style-name="T21"/></text:p>
      <text:p text:style-name="P28"><text:span text:style-name="T21">While the primary use of FPA has been designed to assist posting relevant system, instance, php and troubleshooting information directly in to a forum post in a pre-formatted form. The FPA can also be used as a Bug Report Assistant in order to report bugs in a consistent easy to read forma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ize="10pt" fo:font-weight="normal" style:font-name-asian="OpenSymbol" style:font-size-asian="10pt" style:font-weight-asian="normal" style:font-name-complex="OpenSymbol" style:font-size-complex="10pt" style:font-weight-complex="norma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style:font-weight-asian="bold" style:font-weight-complex="bold"/>
    </style:style>
    <style:style style:name="MP2" style:family="paragraph" style:parent-style-name="Header">
      <style:paragraph-properties fo:text-align="center" style:justify-single-word="false"/>
      <style:text-properties fo:font-size="9pt" style:font-size-asian="9pt" style:font-size-complex="9pt"/>
    </style:style>
    <style:style style:name="MP3" style:family="paragraph" style:parent-style-name="Footer">
      <style:paragraph-properties fo:text-align="end" style:justify-single-word="false"/>
      <style:text-properties fo:font-size="8pt" style:font-size-asian="8pt" style:font-size-complex="8pt"/>
    </style:style>
    <style:style style:name="MT1" style:family="text">
      <style:text-properties fo:background-color="#ffff00"/>
    </style:style>
    <style:page-layout style:name="Mpm1">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master-styles>
    <style:master-page style:name="Standard" style:page-layout-name="Mpm1">
      <style:header>
        <text:p text:style-name="MP1">Forum Post Assistant</text:p>
        <text:p text:style-name="MP2"><text:span text:style-name="MT1">Working Version of File</text:span><text:tab/>Generating The Post Output For You<text:tab/><text:span text:style-name="MT1">Working Version of File</text:span></text:p>
      </style:header>
      <style:footer>
        <text:p text:style-name="MP3"><text:date style:data-style-name="N37" text:date-value="2011-09-05T19:58:11.86">09/05/11</text:date> <text:time style:data-style-name="N43" text:time-value="2011-09-05T19:58:11.86">07:58:12 PM</text:time> <text:s/>Revision D <text:s/>Page <text:page-number text:select-page="current">4</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05T19:30:45.95</meta:creation-date>
    <dc:date>2011-09-05T19:58:11.76</dc:date>
    <meta:editing-duration>P5DT3H36M55S</meta:editing-duration>
    <meta:editing-cycles>73</meta:editing-cycles>
    <meta:generator>OpenOffice.org/3.3$Win32 OpenOffice.org_project/330m20$Build-9567</meta:generator>
    <dc:creator>Phil DeGruy</dc:creator>
    <meta:document-statistic meta:table-count="0" meta:image-count="6" meta:object-count="0" meta:page-count="6" meta:paragraph-count="112" meta:word-count="2138" meta:character-count="12689"/>
  </office:meta>
</office:document-meta>
</file>